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e805" officeooo:paragraph-rsid="001ae805"/>
    </style:style>
    <style:style style:name="P2" style:family="paragraph" style:parent-style-name="Heading_20_2">
      <style:text-properties officeooo:paragraph-rsid="001fd016"/>
    </style:style>
    <style:style style:name="P3" style:family="paragraph" style:parent-style-name="Text_20_body" style:list-style-name="L1">
      <style:text-properties officeooo:paragraph-rsid="001fd016"/>
    </style:style>
    <style:style style:name="P4" style:family="paragraph" style:parent-style-name="Standard">
      <style:text-properties officeooo:rsid="001ae805" officeooo:paragraph-rsid="001fd016"/>
    </style:style>
    <style:style style:name="P5" style:family="paragraph" style:parent-style-name="Standard">
      <style:text-properties fo:font-weight="bold" officeooo:rsid="001ba44d" officeooo:paragraph-rsid="001fd016" style:font-weight-asian="bold" style:font-weight-complex="bold"/>
    </style:style>
    <style:style style:name="P6" style:family="paragraph" style:parent-style-name="Standard">
      <style:text-properties officeooo:rsid="001ba44d" officeooo:paragraph-rsid="001fd016"/>
    </style:style>
    <style:style style:name="P7" style:family="paragraph" style:parent-style-name="Text_20_body">
      <style:text-properties officeooo:paragraph-rsid="001fd016"/>
    </style:style>
    <style:style style:name="P8" style:family="paragraph" style:parent-style-name="Text_20_body">
      <style:text-properties officeooo:rsid="001ba44d" officeooo:paragraph-rsid="001fd016"/>
    </style:style>
    <style:style style:name="P9" style:family="paragraph" style:parent-style-name="Standard">
      <style:text-properties officeooo:rsid="001f8424" officeooo:paragraph-rsid="001f8424"/>
    </style:style>
    <style:style style:name="P10" style:family="paragraph" style:parent-style-name="Text_20_body" style:list-style-name="L2">
      <style:text-properties officeooo:paragraph-rsid="001f8424"/>
    </style:style>
    <style:style style:name="P11" style:family="paragraph" style:parent-style-name="Standard">
      <style:text-properties officeooo:rsid="001ba44d" officeooo:paragraph-rsid="001ba44d"/>
    </style:style>
    <style:style style:name="T1" style:family="text">
      <style:text-properties officeooo:rsid="001d31e0"/>
    </style:style>
    <style:style style:name="T2" style:family="text">
      <style:text-properties officeooo:rsid="001dc2ba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as soy Carlos Gallardo y os voy a presentar mi TFG llamado MiFinanzas, este proyecto consiste en una aplicación web de gestion de finanzas personales donde puedes ver y registrar tus movimientos financieros para seguir en todo momento el dinero que ingresas y gastas.</text:p>
      <text:p text:style-name="P1"/>
      <text:p text:style-name="P1">(Foto dashboard)</text:p>
      <text:p text:style-name="P1"/>
      <text:p text:style-name="P1"/>
      <text:p text:style-name="P1"/>
      <text:p text:style-name="P1">Mi principal objetivo era crear una aplicación sencilla para el cosumidor con algun que otro grafico dinamico para poder hacerlo muy visual y dinamico.</text:p>
      <text:p text:style-name="P1"/>
      <text:p text:style-name="P1">(Foto grafico)</text:p>
      <text:p text:style-name="P1"/>
      <text:p text:style-name="P1"/>
      <text:p text:style-name="P1">Esta aplicación va dirigida a todo tipo publico que tenga a su alcance un dispositivo y este interesado en no perder de vista cada uno de sus movimientos habido y por haber.</text:p>
      <text:p text:style-name="P1"/>
      <text:p text:style-name="P1">(Foto familia)</text:p>
      <text:h text:style-name="P2" text:outline-level="2"><text:s/>Descripción breve (2 minutos)</text:h>
      <text:list text:style-name="L1">
        <text:list-item>
          <text:p text:style-name="P3"><text:span text:style-name="Strong_20_Emphasis">Funcionalidades principales</text:span>:</text:p>
        </text:list-item>
      </text:list>
      <text:p text:style-name="P4">Las funciones que tendra esta aplicación son:</text:p>
      <text:p text:style-name="P4"/>
      <text:p text:style-name="P5">Tecnicas:</text:p>
      <text:p text:style-name="P4"/>
      <text:p text:style-name="P4">Registro y login, con un sistema de filtrado de usuario donde cada usuario tendra sus movimientos <text:span text:style-name="T1">y </text:span><text:span text:style-name="T2">l</text:span><text:span text:style-name="T1">a contraseña sera protegida </text:span></text:p>
      <text:p text:style-name="P4"/>
      <text:p text:style-name="P6">Crear movimientos tanto de ingresos y gastos</text:p>
      <text:p text:style-name="P6"/>
      <text:p text:style-name="P6">Crear presupuestos asociándolos a los movimientos para poder recibir alertas de si nos hemos pasado del limite o no</text:p>
      <text:p text:style-name="P6"/>
      <text:p text:style-name="P6">Crear metas de ahorro donde nos pondremos un cantidad que iremos recaudando en un apartado de los ingresos.</text:p>
      <text:p text:style-name="P6"/>
      <text:p text:style-name="P5">Visual:</text:p>
      <text:p text:style-name="P6"/>
      <text:p text:style-name="P6">En nuestro dashboard ofrecer<text:span text:style-name="T2">emos</text:span> gráficas con chart.js, donde veremos nuestro balance total, comparación de ingresos y gastos, los gastos totales en cada cosa, los movimientos mas recientes, las metas y su porcentaje y los presupuestos que tenemos.</text:p>
      <text:p text:style-name="P6"/>
      <text:p text:style-name="P6">Tendremos un apartado llamado perfil donde veremos nuestros gastos totales, balance e ingresos, y podremos cambiar nuestra foto de perfil</text:p>
      <text:p text:style-name="P6"/>
      <text:p text:style-name="P6">Tambien si entramos en el perfil tendremos un apartado donde veremos la exportación, esta esxportacion en principio iba a ser en formato UTF-8 pero encontré la manera de hacerlo para excel.</text:p>
      <text:p text:style-name="P6"><text:span text:style-name="T3"/></text:p>
      <text:p text:style-name="P6"><text:span text:style-name="T3"/></text:p>
      <text:p text:style-name="P6"><text:span text:style-name="T3"/></text:p>
      <text:list text:continue-numbering="true" text:style-name="L1">
        <text:list-item>
          <text:p text:style-name="P3"><text:soft-page-break/><text:span text:style-name="Strong_20_Emphasis">Tecnologías</text:span>:</text:p>
          <text:list>
            <text:list-item>
              <text:p text:style-name="P3"><text:span text:style-name="Strong_20_Emphasis">Frontend</text:span>: HTML5, CSS3, JavaScript, <text:span text:style-name="Strong_20_Emphasis">Bootstrap 5</text:span>, Thymeleaf.</text:p>
            </text:list-item>
            <text:list-item>
              <text:p text:style-name="P3"><text:span text:style-name="Strong_20_Emphasis">Backend</text:span>: Java 11 + Spring Boot 2.x.</text:p>
            </text:list-item>
            <text:list-item>
              <text:p text:style-name="P3"><text:span text:style-name="Strong_20_Emphasis">BD</text:span>: MongoDB.</text:p>
            </text:list-item>
            <text:list-item>
              <text:p text:style-name="P3"><text:span text:style-name="Strong_20_Emphasis">Seguridad</text:span>: Spring Security.</text:p>
            </text:list-item>
            <text:list-item>
              <text:p text:style-name="P3"><text:span text:style-name="Strong_20_Emphasis">Versionado</text:span>: Git + GitHub.</text:p>
            </text:list-item>
          </text:list>
        </text:list-item>
        <text:list-item>
          <text:p text:style-name="P3"><text:span text:style-name="Strong_20_Emphasis">Retos y soluciones</text:span>:</text:p>
          <text:list>
            <text:list-item>
              <text:p text:style-name="P3"><text:span text:style-name="Strong_20_Emphasis">Privacidad</text:span>: filtrado por <text:span text:style-name="Source_20_Text">usuarioId</text:span> en consultas.</text:p>
            </text:list-item>
            <text:list-item>
              <text:p text:style-name="P3"><text:span text:style-name="Strong_20_Emphasis">Metas</text:span>: <text:span text:style-name="Source_20_Text">MovimientoService</text:span> actualiza automáticamente el progreso.</text:p>
            </text:list-item>
          </text:list>
        </text:list-item>
      </text:list>
      <text:p text:style-name="P7"/>
      <text:p text:style-name="P8"/>
      <text:p text:style-name="P9">Conclusion: </text:p>
      <text:p text:style-name="P9"/>
      <text:list text:style-name="L2">
        <text:list-item>
          <text:p text:style-name="P10"><text:span text:style-name="Strong_20_Emphasis">Aprendizajes clave</text:span>: integrar de forma completa frontend (Bootstrap, Chart.js) y backend (Spring Boot, MongoDB), aplicar seguridad con Spring Security y gestionar datos de usuario individualizados.</text:p>
        </text:list-item>
        <text:list-item>
          <text:p text:style-name="P10"><text:span text:style-name="Strong_20_Emphasis">Mejoras a futuro</text:span>: filtros y búsquedas más avanzadas, gráficas interactivas, exportes en PDF</text:p>
        </text:list-item>
        <text:list-item>
          <text:p text:style-name="P10"><text:span text:style-name="Strong_20_Emphasis">Próximos pasos</text:span>: desarrollo de una versión móvil 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2:08:07.957000000</meta:creation-date>
    <dc:date>2025-06-16T16:24:29.648000000</dc:date>
    <meta:editing-duration>PT2H45M48S</meta:editing-duration>
    <meta:editing-cycles>1</meta:editing-cycles>
    <meta:document-statistic meta:table-count="0" meta:image-count="0" meta:object-count="0" meta:page-count="2" meta:paragraph-count="31" meta:word-count="372" meta:character-count="2393" meta:non-whitespace-character-count="2061"/>
    <meta:generator>LibreOffice/24.8.7.2$Windows_X86_64 LibreOffice_project/e07d0a63a46349d29051da79b1fde8160bab2a89</meta:generator>
  </office:meta>
</office:document-meta>
</file>